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f76c" officeooo:paragraph-rsid="0016f76c"/>
    </style:style>
    <style:style style:name="P2" style:family="paragraph" style:parent-style-name="Standard">
      <style:text-properties fo:font-style="italic" officeooo:rsid="0016f76c" officeooo:paragraph-rsid="0016f76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aperback book is now available for purchase in paperback and kindle at Amazon: &lt;a href=”<text:a xlink:type="simple" xlink:href="https://www.amazon.com/Exiles-End-Frank-Thomas-Smith/dp/1948302616" text:style-name="Internet_20_link" text:visited-style-name="Visited_20_Internet_20_Link">https://www.amazon.com/Exiles-End-Frank-Thomas-Smith/dp/1948302616</text:a>”&gt; Exile’s End – a Memoir &lt;/a&gt; and book stores.</text:p>
      <text:p text:style-name="P1"/>
      <text:p text:style-name="P1">Exile's End</text:p>
      <text:p text:style-name="P2">My faraway home is a land of lovers.</text:p>
      <text:p text:style-name="P2">A greeting there is no touch of the hand,</text:p>
      <text:p text:style-name="P2">No nod of the head, no Guten Tag, Herr ...</text:p>
      <text:p text:style-name="P2">In that distant land my friends all embrace me</text:p>
      <text:p text:style-name="P2">And kiss me and tell me: Estás en tu casa.</text:p>
      <text:p text:style-name="P2">A cleansing wind blows in from the Pampas,</text:p>
      <text:p text:style-name="P2">It swirls even now in the streets of my mind ...</text:p>
      <text:p text:style-name="P1">… to be continued.</text:p>
      <text:p text:style-name="P1"/>
      <text:p text:style-name="P1"/>
      <text:p text:style-name="P1">In order to make an intelligent choice, or even a stupid one, you have to have reached a certain age, not necessarily a legal age, but at least one which allows thinking to function. On the other hand, according to some, including myself, your spirit exists both before birth and after death. And during the time between death and the future birth you train for the big moment, which includes choosing your future parents. If your future parents live in Brooklyn, NY as mine did, you will necessarily be born there — as I was. This implies that I made my first choice (possibly influenced by previous events and choices, intelligent or stupid) before I was even born. The way things turned out it was a very good choice. My parents were neither rich nor poor, originally working class, but after my father somehow became the U.S. sales representative for a Cuban tobacco company (before Castro), we at least approached middle class. When Castro took over Cuba the company lost its tobacco source, but the owners had moved their money and themselves to Florida. We stayed in Brooklyn and my father traveled a lot seeking tobacco in Mexico, and South and Central America. I had no sisters or brothers, don't know why. Neither my parents nor other relatives of that generation were intellectuals, nor did they have much faith in education, which they had lacked, having gone to work before finishing high school. So, they left me on my own in that respect.</text:p>
      <text:p text:style-name="P1">What follows is a description of choices I have made during my life on earth. I have sometimes wondered to what extent they are strictly true. You may see what I mean by that from what follows. The descriptions are not necessarily or completely true, for memory is never exact and egotism tends to bend events to bend events to favor onesel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17:01:46.609000000</meta:creation-date>
    <dc:date>2024-05-14T17:16:45.754000000</dc:date>
    <meta:editing-duration>PT15M</meta:editing-duration>
    <meta:editing-cycles>1</meta:editing-cycles>
    <meta:document-statistic meta:table-count="0" meta:image-count="0" meta:object-count="0" meta:page-count="1" meta:paragraph-count="12" meta:word-count="409" meta:character-count="2329" meta:non-whitespace-character-count="1930"/>
    <meta:generator>LibreOffice/7.6.2.1$Windows_X86_64 LibreOffice_project/56f7684011345957bbf33a7ee678afaf4d2ba333</meta:generator>
  </office:meta>
</office:document-meta>
</file>